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../lab_3_solution"/>
        <text:p text:style-name="Preformatted_20_Text">1. Using vi write your CV in the file mycv. Your CV should include your name, age, school,</text:p>
        <text:p text:style-name="Preformatted_20_Text">college, experience,...</text:p>
        <text:p text:style-name="Preformatted_20_Text"><text:tab/> <text:s/>-vi mycvfile</text:p>
        <text:p text:style-name="Preformatted_20_Text"><text:tab/> <text:s/>press i -&gt; name : mostafa salama</text:p>
        <text:p text:style-name="Preformatted_20_Text"><text:tab/><text:tab/> <text:s text:c="4"/>age:25</text:p>
        <text:p text:style-name="Preformatted_20_Text"><text:tab/><text:tab/> <text:s text:c="4"/>experince:iti</text:p>
        <text:p text:style-name="Preformatted_20_Text"><text:tab/><text:tab/> <text:s text:c="4"/>studing: ITI</text:p>
        <text:p text:style-name="Preformatted_20_Text"><text:tab/><text:tab/> <text:s text:c="4"/>school :alexandria</text:p>
        <text:p text:style-name="Preformatted_20_Text"><text:tab/><text:tab/> <text:s text:c="4"/>country :egypt</text:p>
        <text:p text:style-name="Preformatted_20_Text"/>
        <text:p text:style-name="Preformatted_20_Text">2. Open mycv file using vi command then: Without using arrows state how to:</text:p>
        <text:p text:style-name="Preformatted_20_Text"><text:s text:c="2"/><text:tab/> -&gt; view mycvfile</text:p>
        <text:p text:style-name="Preformatted_20_Text"><text:s text:c="2"/></text:p>
        <text:p text:style-name="Preformatted_20_Text">a. Move the cursor down one line at time.</text:p>
        <text:p text:style-name="Preformatted_20_Text"><text:s/><text:tab/> press -&gt; j</text:p>
        <text:p text:style-name="Preformatted_20_Text"/>
        <text:p text:style-name="Preformatted_20_Text">b. Move the cursor up one line at time.</text:p>
        <text:p text:style-name="Preformatted_20_Text"><text:s text:c="2"/><text:tab/> press -&gt; k</text:p>
        <text:p text:style-name="Preformatted_20_Text"/>
        <text:p text:style-name="Preformatted_20_Text">c. Search for word age</text:p>
        <text:p text:style-name="Preformatted_20_Text"><text:s text:c="2"/><text:tab/> use -&gt; /word you want to search "age"</text:p>
        <text:p text:style-name="Preformatted_20_Text"/>
        <text:p text:style-name="Preformatted_20_Text">d. Step to line 5 (assuming that you are in line 1 and file is more than 5 lines).</text:p>
        <text:p text:style-name="Preformatted_20_Text"><text:s text:c="2"/><text:tab/>use -&gt; :number the line you want to go "5"</text:p>
        <text:p text:style-name="Preformatted_20_Text"/>
        <text:p text:style-name="Preformatted_20_Text">e. Delete the line you are on and line 5.</text:p>
        <text:p text:style-name="Preformatted_20_Text"><text:s/><text:tab/> <text:s/>press -&gt; dd</text:p>
        <text:p text:style-name="Preformatted_20_Text"/>
        <text:p text:style-name="Preformatted_20_Text">f. How to step to the end of line and change to writing mode in one-step.</text:p>
        <text:p text:style-name="Preformatted_20_Text"><text:s text:c="2"/><text:tab/> press -&gt; A</text:p>
        <text:p text:style-name="Preformatted_20_Text"/>
        <text:p text:style-name="Preformatted_20_Text">3. List the available shells in your system.</text:p>
        <text:p text:style-name="Preformatted_20_Text"><text:s/><text:tab/> <text:s/>cat /etc/shells</text:p>
        <text:p text:style-name="Preformatted_20_Text"/>
        <text:p text:style-name="Preformatted_20_Text">4. List the environment variables in your current shell.</text:p>
        <text:p text:style-name="Preformatted_20_Text"><text:tab/> <text:s text:c="2"/>env</text:p>
        <text:p text:style-name="Preformatted_20_Text"><text:tab/> <text:s text:c="2"/>printenv</text:p>
        <text:p text:style-name="Preformatted_20_Text"/>
        <text:p text:style-name="Preformatted_20_Text">5. List all of the environment variables for the bash shell.</text:p>
        <text:p text:style-name="Preformatted_20_Text"><text:tab/> <text:s text:c="2"/>set</text:p>
        <text:p text:style-name="Preformatted_20_Text"><text:tab/> <text:s text:c="2"/>env</text:p>
        <text:p text:style-name="Preformatted_20_Text"><text:tab/> <text:s text:c="2"/>printenv</text:p>
        <text:p text:style-name="Preformatted_20_Text"/>
        <text:p text:style-name="Preformatted_20_Text">6. What are the commands that list the value of a specific variable?</text:p>
        <text:p text:style-name="Preformatted_20_Text"><text:tab/> <text:s text:c="2"/>press -&gt; echo</text:p>
        <text:p text:style-name="Preformatted_20_Text"><text:tab/></text:p>
        <text:p text:style-name="Preformatted_20_Text">7. Display your current shell name.</text:p>
        <text:p text:style-name="Preformatted_20_Text"><text:s/><text:tab/> use -&gt; echo $SHELL</text:p>
        <text:p text:style-name="Preformatted_20_Text"/>
        <text:p text:style-name="Preformatted_20_Text">8. State the initialization files of: sh, ksh, bash.</text:p>
        <text:p text:style-name="Preformatted_20_Text"/>
        <text:p text:style-name="Preformatted_20_Text">9. Edit in your profile to display date at login and change your prompt permanently.</text:p>
        <text:p text:style-name="Preformatted_20_Text"><text:tab/>sudo nano ~/.bashrc</text:p>
        <text:p text:style-name="Preformatted_20_Text"><text:tab/>source ~/.bashrc</text:p>
        <text:p text:style-name="Preformatted_20_Text"><text:tab/>SP1 = "mostafa"</text:p>
        <text:p text:style-name="Preformatted_20_Text"><text:tab/>date</text:p>
        <text:p text:style-name="Preformatted_20_Text"><text:tab/>cal</text:p>
        <text:p text:style-name="Preformatted_20_Text"><text:soft-page-break/></text:p>
        <text:p text:style-name="Preformatted_20_Text">10. Execute the following command :</text:p>
        <text:p text:style-name="Preformatted_20_Text">echo \ then press enter</text:p>
        <text:p text:style-name="Preformatted_20_Text">What is the purpose of \ ?</text:p>
        <text:p text:style-name="Preformatted_20_Text">Notice the prompt ”&gt;” what is that? and how can you change it from “&gt;” to “:”.</text:p>
        <text:p text:style-name="Preformatted_20_Text"/>
        <text:p text:style-name="Preformatted_20_Text">11. Create a Bash shell alias named ls for the “ls –l” command</text:p>
        <text:p text:style-name="Preformatted_20_Text"><text:tab/>alias ls='ls -l'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1:45:58.446000000</meta:creation-date>
    <dc:date>2022-12-01T21:56:14.130000000</dc:date>
    <meta:editing-duration>PT10M15S</meta:editing-duration>
    <meta:editing-cycles>1</meta:editing-cycles>
    <meta:document-statistic meta:table-count="0" meta:image-count="0" meta:object-count="0" meta:page-count="2" meta:paragraph-count="51" meta:word-count="298" meta:character-count="1604" meta:non-whitespace-character-count="1247"/>
    <meta:generator>LibreOffice/7.4.3.2$Windows_X86_64 LibreOffice_project/1048a8393ae2eeec98dff31b5c133c5f1d08b890</meta:generator>
  </office:meta>
</office:document-meta>
</file>